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 fo:color="#000000"/>
    </style:style>
    <style:style style:name="T4" style:parent-style-name="DefaultParagraphFont" style:family="text">
      <style:text-properties style:font-name="Arial" style:font-name-complex="Arial" fo:color="#000000"/>
    </style:style>
    <style:style style:name="T5" style:parent-style-name="DefaultParagraphFont" style:family="text">
      <style:text-properties style:font-name="Arial" style:font-name-complex="Arial" fo:color="#000000"/>
    </style:style>
    <style:style style:name="T6" style:parent-style-name="DefaultParagraphFont" style:family="text">
      <style:text-properties style:font-name="Arial" style:font-name-complex="Arial" fo:color="#000000"/>
    </style:style>
    <style:style style:name="T7" style:parent-style-name="Hyperlink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 fo:color="#000000"/>
    </style:style>
    <style:style style:name="T9" style:parent-style-name="Hyperlink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 fo:color="#000000"/>
    </style:style>
    <style:style style:name="T11" style:parent-style-name="Hyperlink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 fo:color="#000000"/>
    </style:style>
    <style:style style:name="T13" style:parent-style-name="DefaultParagraphFont" style:family="text">
      <style:text-properties style:font-name="Arial" style:font-name-complex="Arial" fo:color="#000000"/>
    </style:style>
    <style:style style:name="T14" style:parent-style-name="Hyperlink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 fo:color="#000000"/>
    </style:style>
    <style:style style:name="T16" style:parent-style-name="DefaultParagraphFont" style:family="text">
      <style:text-properties style:font-name="Arial" style:font-name-complex="Arial" fo:color="#000000"/>
    </style:style>
    <style:style style:name="T17" style:parent-style-name="Hyperlink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color="#000000"/>
    </style:style>
    <style:style style:name="T19" style:parent-style-name="DefaultParagraphFont" style:family="text">
      <style:text-properties style:font-name="Arial" style:font-name-complex="Arial" fo:color="#000000"/>
    </style:style>
    <style:style style:name="T20" style:parent-style-name="DefaultParagraphFont" style:family="text">
      <style:text-properties style:font-name="Arial" style:font-name-complex="Arial" fo:color="#000000"/>
    </style:style>
    <style:style style:name="T21" style:parent-style-name="DefaultParagraphFont" style:family="text">
      <style:text-properties style:font-name="Arial" style:font-name-complex="Arial" fo:color="#000000"/>
    </style:style>
    <style:style style:name="T22" style:parent-style-name="DefaultParagraphFont" style:family="text">
      <style:text-properties style:font-name="Arial" style:font-name-complex="Arial" fo:color="#000000"/>
    </style:style>
    <style:style style:name="T23" style:parent-style-name="DefaultParagraphFont" style:family="text">
      <style:text-properties style:font-name="Arial" style:font-name-complex="Arial" fo:color="#000000"/>
    </style:style>
    <style:style style:name="T24" style:parent-style-name="DefaultParagraphFont" style:family="text">
      <style:text-properties style:font-name="Arial" style:font-name-complex="Arial" fo:color="#000000"/>
    </style:style>
    <style:style style:name="T25" style:parent-style-name="DefaultParagraphFont" style:family="text">
      <style:text-properties style:font-name="Arial" style:font-name-complex="Arial" fo:color="#000000"/>
    </style:style>
    <style:style style:name="T26" style:parent-style-name="DefaultParagraphFont" style:family="text">
      <style:text-properties style:font-name="Arial" style:font-name-complex="Arial" fo:color="#000000"/>
    </style:style>
    <style:style style:name="T27" style:parent-style-name="DefaultParagraphFont" style:family="text">
      <style:text-properties style:font-name="Arial" style:font-name-complex="Arial" fo:color="#000000"/>
    </style:style>
    <style:style style:name="T28" style:parent-style-name="DefaultParagraphFont" style:family="text">
      <style:text-properties style:font-name="Arial" style:font-name-complex="Arial" fo:color="#000000"/>
    </style:style>
    <style:style style:name="T29" style:parent-style-name="DefaultParagraphFont" style:family="text">
      <style:text-properties style:font-name="Arial" style:font-name-complex="Arial" fo:color="#000000"/>
    </style:style>
    <style:style style:name="T30" style:parent-style-name="DefaultParagraphFont" style:family="text">
      <style:text-properties style:font-name="Arial" style:font-name-complex="Arial" fo:color="#000000"/>
    </style:style>
    <style:style style:name="T31" style:parent-style-name="DefaultParagraphFont" style:family="text">
      <style:text-properties style:font-name="Arial" style:font-name-complex="Arial" fo:color="#000000"/>
    </style:style>
    <style:style style:name="T32" style:parent-style-name="DefaultParagraphFont" style:family="text">
      <style:text-properties style:font-name="Arial" style:font-name-complex="Arial" fo:color="#000000"/>
    </style:style>
    <style:style style:name="T33" style:parent-style-name="DefaultParagraphFont" style:family="text">
      <style:text-properties style:font-name="Arial" style:font-name-complex="Arial" fo:color="#000000"/>
    </style:style>
    <style:style style:name="T34" style:parent-style-name="DefaultParagraphFont" style:family="text">
      <style:text-properties style:font-name="Arial" style:font-name-complex="Arial" fo:color="#000000"/>
    </style:style>
    <style:style style:name="T35" style:parent-style-name="DefaultParagraphFont" style:family="text">
      <style:text-properties style:font-name="Arial" style:font-name-complex="Arial" fo:color="#000000"/>
    </style:style>
    <style:style style:name="T36" style:parent-style-name="DefaultParagraphFont" style:family="text">
      <style:text-properties style:font-name="Arial" style:font-name-complex="Arial" fo:color="#000000"/>
    </style:style>
    <style:style style:name="T37" style:parent-style-name="DefaultParagraphFont" style:family="text">
      <style:text-properties style:font-name="Arial" style:font-name-complex="Arial" fo:color="#000000"/>
    </style:style>
  </office:automatic-styles>
  <office:body>
    <office:text text:use-soft-page-breaks="true">
      <text:p text:style-name="P1"><text:a xlink:href="http://JAMENDO.COM" office:target-frame-name="_top" xlink:show="replace"><text:span text:style-name="T2">JAMENDO.COM</text:span></text:a><text:span text:style-name="T3"><text:s/>- suurin Creative Commons -lisensoitu musiikkivalikoima maailmalla!</text:span><text:line-break/><text:span text:style-name="T4">TÄRKEÄÄ</text:span><text:line-break/><text:line-break/><text:span text:style-name="T5">Tämä versio poistaa tuen Androidin 1.5 (Cupcake) versiosta, koska muutamat uudet ja suunnitellut toiminnot eivät ole käytettävissä tällä alustalla.</text:span><text:line-break/><text:line-break/><text:span text:style-name="T6">Viimeisin 0.9 versio on saatavilla osoitteesta<text:s/></text:span><text:a xlink:href="http://bit.ly/jrYrtp" office:target-frame-name="_top" xlink:show="replace"><text:span text:style-name="T7">http://bit.ly/jrYrtp</text:span></text:a><text:line-break/><text:line-break/><text:span text:style-name="T8">Ilmoita virheistä:<text:s/></text:span><text:a xlink:href="mailto:android@teleca.com" office:target-frame-name="_top" xlink:show="replace"><text:span text:style-name="T9">android@teleca.com</text:span></text:a><text:line-break/><text:line-break/><text:span text:style-name="T10">Saat lisätietoa tutustumalla Jamendo Player -sivustolla:<text:s/></text:span><text:a xlink:href="http://telecapoland.github.com/jamendo-android/" office:target-frame-name="_top" xlink:show="replace"><text:span text:style-name="T11">http://telecapoland.github.com/jamendo-android/</text:span></text:a><text:line-break/><text:line-break/><text:span text:style-name="T12">suurimman Creative Commons -lisensoidun musiikkivalikoiman maailmalla</text:span><text:line-break/><text:span text:style-name="T13">Tutustu, kuuntele, lataa ja jaa ympäri maailmaa olevien riippumattomien taitelijoiden teoksia.<text:s/></text:span><text:a xlink:href="http://JAMENDO.COM" office:target-frame-name="_top" xlink:show="replace"><text:span text:style-name="T14">JAMENDO.COM</text:span></text:a><text:span text:style-name="T15"><text:s/>tarjoaa suurimman Creative Commons -lisensoidun musiikkivalikoiman maailmalla! Se on ilmaista, laillista ja rajoittamatonta.</text:span><text:line-break/><text:line-break/><text:span text:style-name="T16">Lähdekoodi:</text:span><text:line-break/><text:a xlink:href="http://bit.ly/aJqVdk" office:target-frame-name="_top" xlink:show="replace"><text:span text:style-name="T17">http://bit.ly/aJqVdk</text:span></text:a><text:line-break/><text:line-break/><text:span text:style-name="T18">MUUTOSLOKI:</text:span><text:line-break/><text:span text:style-name="T19">1.0.3 BETA:</text:span><text:line-break/><text:span text:style-name="T20">- Korjattua kaatuminen, kun siirrytään tyhjään soittolistaan</text:span><text:line-break/><text:span text:style-name="T21">- Pieniä parannuksia opastusvalintaikkunaan</text:span><text:line-break/><text:line-break/><text:span text:style-name="T22">1.0.2 BETA:</text:span><text:line-break/><text:span text:style-name="T23">- Suomennos päivitetty</text:span><text:line-break/><text:line-break/><text:span text:style-name="T24">1.0.1 BETA:</text:span><text:line-break/><text:span text:style-name="T25">- Suomennos lisätty</text:span><text:line-break/><text:span text:style-name="T26">- Puolan ja ranskan käännökset päivitetty</text:span><text:line-break/><text:span text:style-name="T27">- Ongelma korjattu, kun kappaletta lisätään soittolistaan</text:span><text:line-break/><text:line-break/><text:span text:style-name="T28">1.0.0 BETA:</text:span><text:line-break/><text:span text:style-name="T29">- Pikakelaus eteen-ja taaksepäin: kosketa ja pidä pohjassa &lt;&lt;- ja &gt;&gt;-painikkeita</text:span><text:line-break/><text:span text:style-name="T30">- Eleet!</text:span><text:line-break/><text:span text:style-name="T31">- Soittolistan sekoitus ja toisto</text:span><text:line-break/><text:span text:style-name="T32">- Kappaletietojen lähettäminen Last.fm:lle käyttmällä Simple Last.fm Scrobbler -sovellusta</text:span><text:line-break/><text:span text:style-name="T33">- Ladatut tiedostot pitkäpainallus-vaihtoehto</text:span><text:line-break/><text:span text:style-name="T34">- Tuku Jamendon-sivuston arvosteluihin ja jakaminen napsauttamalla selaimesta</text:span><text:line-break/><text:span text:style-name="T35">- Sovelluksen siirtäminen SD-kortille</text:span><text:line-break/><text:span text:style-name="T36">- Pitkät nimet vierivät</text:span><text:line-break/><text:span text:style-name="T37">ja paljon muut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cin Gil</meta:initial-creator>
    <dc:creator>Marcin Gil</dc:creator>
    <meta:creation-date>2011-09-02T06:22:00Z</meta:creation-date>
    <dc:date>2011-09-02T06:23:00Z</dc:date>
    <meta:template xlink:href="Normal.dotm" xlink:type="simple"/>
    <meta:editing-cycles>1</meta:editing-cycles>
    <meta:editing-duration>PT60S</meta:editing-duration>
    <meta:document-statistic meta:page-count="1" meta:paragraph-count="3" meta:word-count="263" meta:character-count="1765" meta:row-count="12" meta:non-whitespace-character-count="1505"/>
  </office:meta>
</office:document-meta>
</file>